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9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# Interoperability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talk with some tips on how to use F# and C# together relatively seamlessly.</text:p>
            <text:p/>
            <text:p>Disclaimer: This talk contains a lot of ancedotial experiences of what made my life easier.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cover thi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ypical situation for people wanting to try F# that are already on the .NET platform</text:p>
                <text:list>
                  <text:list-item>
                    <text:p>Heavily invested in a C# codebase (or VB.NET).</text:p>
                  </text:list-item>
                  <text:list-item>
                    <text:p>Want to use F# at first for where it shines only</text:p>
                    <text:list>
                      <text:list-item>
                        <text:p>It isn’t a all-or-nothing proposition</text:p>
                      </text:list-item>
                      <text:list-item>
                        <text:p>It’s possible to use both interchangeably</text:p>
                      </text:list-item>
                      <text:list-item>
                        <text:p>Following a few simple tricks no one will be the wiser (at least most of the time) when using code in one language or anoth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cover this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reedom to use the right tool for the job</text:p>
                <text:list>
                  <text:list-item>
                    <text:p>It pays to know how your code will be consumed in both languages.</text:p>
                  </text:list-item>
                  <text:list-item>
                    <text:p>It’s easier to write code in F# IMO to be consumed from both than in C# generally</text:p>
                    <text:list>
                      <text:list-item>
                        <text:p>You want the best of F# in F# and C# in C# rather than F# using a C# API most of the time.</text:p>
                      </text:list-item>
                      <text:list-item>
                        <text:p>Mainly because F# is mostly a superset of C# features and F# tends to be more “strict”.</text:p>
                      </text:list-item>
                      <text:list-item>
                        <text:p>Because of this you need to be conscious of what in F# is not supported in C#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cover thi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ing F# isn’t that big of a change from using C# other than how I express code. I want to demystify F# and how it works and show it isn’t that risky.</text:p>
                <text:list>
                  <text:list-item>
                    <text:p>Compiles down to the same IL that you can interact with from.</text:p>
                    <text:list>
                      <text:list-item>
                        <text:p>C# compatible implementations for most things</text:p>
                      </text:list-item>
                      <text:list-item>
                        <text:p>Where only F# implementation it’s because C# just can’t do it (at compile time). There’s usually a workaround.</text:p>
                      </text:list-item>
                    </text:list>
                  </text:list-item>
                  <text:list-item>
                    <text:p>Works with the same .NET ecosystem</text:p>
                  </text:list-item>
                  <text:list-item>
                    <text:p>Unlike other functional languages crossing the language barrier seems relatively seamless.</text:p>
                    <text:list>
                      <text:list-item>
                        <text:p>It’s possible to write a library in F# where a C# consumer wouldn’t know the differenc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ill be covere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irst thing you will need: Using C# from F#</text:p>
                <text:list>
                  <text:list-item>
                    <text:p>Calling all your existing code from your new F# code</text:p>
                  </text:list-item>
                  <text:list-item>
                    <text:p>Some things that C# does badly that you may want to fix for interop (F# is usually more strict/safer and will warn you about more things).</text:p>
                  </text:list-item>
                </text:list>
              </text:list-item>
              <text:list-item>
                <text:p>Second thing you will need as you have more F# code:</text:p>
                <text:list>
                  <text:list-item>
                    <text:p>Calling your F# code from C#</text:p>
                    <text:list>
                      <text:list-item>
                        <text:p>e.g an F# written library</text:p>
                      </text:list-item>
                    </text:list>
                  </text:list-item>
                  <text:list-item>
                    <text:p>How it will look from C# and some things to keep in mind to make it easy to use from C#.</text:p>
                  </text:list-item>
                  <text:list-item>
                    <text:p>What can’t be used from C# and some ways to work around 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will be covere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sembly/Library creation strategies to make it accessible in both languages</text:p>
                <text:list>
                  <text:list-item>
                    <text:p>The C# with F# facade</text:p>
                    <text:list>
                      <text:list-item>
                        <text:p>Easier for old libraries that you think would benefit from some of F# features</text:p>
                      </text:list-item>
                    </text:list>
                  </text:list-item>
                  <text:list-item>
                    <text:p>Full F# library with a C# Interop API facade (coded in F#)</text:p>
                    <text:list>
                      <text:list-item>
                        <text:p>Since F# is mostly a superset of C# there’s no reason to introduce yet another assembly if you take this route.</text:p>
                      </text:list-item>
                    </text:list>
                  </text:list-item>
                </text:list>
              </text:list-item>
              <text:list-item>
                <text:p>Some opinions on what should be:</text:p>
                <text:list>
                  <text:list-item>
                    <text:p>In F# code</text:p>
                  </text:list-item>
                  <text:list-item>
                    <text:p>In C# cod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C# from F#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st of the time this is relatively seamless.</text:p>
                <text:list>
                  <text:list-item>
                    <text:p>Classes, interfaces, properties, etc are all well supported</text:p>
                  </text:list-item>
                </text:list>
              </text:list-item>
              <text:list-item>
                <text:p>Things that as a C# programmer will confuse you at first (but IMO you learn to appreciate as “safer defaults” later):</text:p>
                <text:list>
                  <text:list-item>
                    <text:p>Subtyping</text:p>
                    <text:list>
                      <text:list-item>
                        <text:p>In C# a subtype can be used in place of a parent type implicitly (an “Is” relationship)</text:p>
                      </text:list-item>
                      <text:list-item>
                        <text:p>In F# you can only use the type expected most of the time and you have to convert to the parent type (a “Convertable” relationship).</text:p>
                      </text:list-item>
                    </text:list>
                  </text:list-item>
                  <text:list-item>
                    <text:p>Method overloading</text:p>
                    <text:list>
                      <text:list-item>
                        <text:p>F# is stricter about which method gets picked. These days even in C# I don’t use method overloading at all due to the lessons learned here.</text:p>
                      </text:list-item>
                    </text:list>
                  </text:list-item>
                  <text:list-item>
                    <text:p>Explicit types (no implicit conversions especially around number types).</text:p>
                    <text:list>
                      <text:list-item>
                        <text:p>You have to be explicit in your conversions of numbers and actually think about them; especially since conversions can mean a loss in data of some kind. </text:p>
                      </text:list-item>
                    </text:list>
                  </text:list-item>
                </text:list>
              </text:list-item>
              <text:list-item>
                <text:p>Note that many of the issues are due to the fact that C# idiomatic code is more ambiguous than F# idiomatic code in terms of what type the variable actually is which can trip the type inference engin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C# from F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Don’t</text:span>: Method overloading</text:p>
                <text:list>
                  <text:list-item>
                    <text:p>An interesting example of something I came across the other day</text:p>
                  </text:list-item>
                  <text:list-item>
                    <text:p>Two methods with the signatures</text:p>
                    <text:list>
                      <text:list-item>
                        <text:p>RegisterEndpoint&lt;T, T2&gt;(string name, Func&lt;T, T2&gt; methodData)</text:p>
                      </text:list-item>
                      <text:list-item>
                        <text:p>RegisterEndpoint(string name, Func&lt;string, string&gt; stringData)</text:p>
                      </text:list-item>
                      <text:list-item>
                        <text:p>What is called when I do:</text:p>
                        <text:list>
                          <text:list-item>
                            <text:p>Register(“ServiceEndpoint”, test =&gt; test + “Test”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C# from F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answer is really “it depends”.</text:p>
                <text:list>
                  <text:list-item>
                    <text:p>In C# the second one is chosen via some complicated overloading rules.</text:p>
                  </text:list-item>
                  <text:list-item>
                    <text:p>In F# it tells you that the method is ambiguous and you need to do more work to give it enough information to select a unique method.</text:p>
                    <text:list>
                      <text:list-item>
                        <text:p>In my mind this is another “sensible default” of F# for one big reason; adding an overload could potentially change consumer code behaviour.</text:p>
                      </text:list-item>
                      <text:list-item>
                        <text:p>Our case involved a library API:</text:p>
                        <text:list>
                          <text:list-item>
                            <text:p>Upgrade Nuget package</text:p>
                          </text:list-item>
                          <text:list-item>
                            <text:p>Build the solution; no build errors</text:p>
                          </text:list-item>
                          <text:list-item>
                            <text:p>Tests don’t usually cover libraries (mock them out) so they don’t catch the issue</text:p>
                          </text:list-item>
                          <text:list-item>
                            <text:p>Program changes behaviour in production since new method is used.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C# from F# </text:p>
          </draw:text-box>
        </draw:frame>
        <draw:frame presentation:style-name="pr5" draw:layer="layout" svg:width="25.199cm" svg:height="12.179cm" svg:x="1.401cm" svg:y="5.021cm" presentation:class="outline" presentation:user-transformed="true">
          <draw:text-box>
            <text:list text:style-name="L2">
              <text:list-item>
                <text:p>Big opinionated assertion</text:p>
                <text:list>
                  <text:list-item>
                    <text:p>Method overloading in a non-dynamic language is a useless feature</text:p>
                  </text:list-item>
                </text:list>
              </text:list-item>
              <text:list-item>
                <text:p>Solution: There’s no reason why we couldn’t give the methods other names</text:p>
                <text:list>
                  <text:list-item>
                    <text:list>
                      <text:list-item>
                        <text:p>Register&lt;T&gt;(string name, Func&lt;T, T2&gt; handler)</text:p>
                      </text:list-item>
                      <text:list-item>
                        <text:p>RegisterStringHandler(string name, Func&lt;string, string&gt; handler)</text:p>
                      </text:list-item>
                    </text:list>
                  </text:list-item>
                  <text:list-item>
                    <text:p>No ambiguity which one I’m calling now; API is just as easily discoverable via Intellisense, and I have eliminated the issue.</text:p>
                  </text:list-item>
                  <text:list-item>
                    <text:p>Easier to use from F#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 F# most coding is done without classes</text:p>
                <text:list>
                  <text:list-item>
                    <text:p>Records and discriminated unions are used for data structures</text:p>
                    <text:list>
                      <text:list-item>
                        <text:p>In our team even for C# solutions F# defines our data types generally and then we use them from C#</text:p>
                      </text:list-item>
                    </text:list>
                  </text:list-item>
                  <text:list-item>
                    <text:p>Use module’s for behaviour rather than classes</text:p>
                  </text:list-item>
                </text:list>
              </text:list-item>
              <text:list-item>
                <text:p>How do these look from C#</text:p>
                <text:list>
                  <text:list-item>
                    <text:p>What can we do to make them look better?</text:p>
                  </text:list-item>
                  <text:list-item>
                    <text:p>An interesting article that describes it in more detail:</text:p>
                    <text:list>
                      <text:list-item>
                        <text:p><text:a xlink:href="https://fsharpforfunandprofit.com/posts/fsharp-decompiled/" xlink:type="simple">https://fsharpforfunandprofit.com/posts/fsharp-decompiled/</text:a>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draw:style-name="standard" draw:layer="layout" svg:width="25.198cm" svg:height="5.57cm" svg:x="1.32cm" svg:y="7.52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F#</text:span></text:p>
              </table:table-cell>
              <table:table-cell>
                <text:p text:style-name="P2"><text:span text:style-name="T1">C#</text:span></text:p>
              </table:table-cell>
            </table:table-row>
            <table:table-row table:style-name="ro1" table:default-cell-style-name="gray2">
              <table:table-cell>
                <text:p>Module</text:p>
              </table:table-cell>
              <table:table-cell>
                <text:p>Static Class</text:p>
              </table:table-cell>
            </table:table-row>
            <table:table-row table:style-name="ro1" table:default-cell-style-name="gray1">
              <table:table-cell>
                <text:p>Record</text:p>
              </table:table-cell>
              <table:table-cell>
                <text:p>Immutable type with getter properties</text:p>
              </table:table-cell>
            </table:table-row>
            <table:table-row table:style-name="ro1" table:default-cell-style-name="gray2">
              <table:table-cell>
                <text:p>Discriminated Union</text:p>
              </table:table-cell>
              <table:table-cell>
                <text:p>Superclass for union type, subclasses for cases</text:p>
              </table:table-cell>
            </table:table-row>
            <table:table-row table:style-name="ro1" table:default-cell-style-name="gray1">
              <table:table-cell>
                <text:p>Functions</text:p>
              </table:table-cell>
              <table:table-cell>
                <text:p>FsharpFunc&lt;_, _&gt;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16.2cm" svg:height="0.962cm" svg:x="1.1cm" svg:y="4.6cm">
          <draw:text-box>
            <text:p>- How F# looks when consumed from C#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odules</text:p>
                <text:list>
                  <text:list-item>
                    <text:p>A collection of floating functions; most common way of defining logic in F#</text:p>
                  </text:list-item>
                  <text:list-item>
                    <text:p>From C#</text:p>
                    <text:list>
                      <text:list-item>
                        <text:p>Compiles down to static class with methods for each let function</text:p>
                      </text:list-item>
                      <text:list-item>
                        <text:p>This is what I use to provide simple facade’s of static functions since from C# it looks exactly the same.</text:p>
                      </text:list-item>
                    </text:list>
                  </text:list-item>
                </text:list>
              </text:list-item>
              <text:list-item>
                <text:p><text:span text:style-name="T1">Do</text:span>: Use modules to expose static functions to C#</text:p>
              </text:list-item>
              <text:list-item>
                <text:p><text:span text:style-name="T1">Don’t</text:span>: Expose higher order functions to C# unless wrapped by a Func&lt;&gt; or Action&lt;&gt; deleg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Discriminated unions</text:span></text:p>
                <text:list>
                  <text:list-item>
                    <text:p><text:span text:style-name="T3">Compiles to a:</text:span></text:p>
                    <text:list>
                      <text:list-item>
                        <text:p><text:span text:style-name="T4">A union with only cases and no data is represented by the parent type with a Tag enum.</text:span></text:p>
                      </text:list-item>
                      <text:list-item>
                        <text:p><text:span text:style-name="T4">Cases without any subdata are represented by a singleton</text:span></text:p>
                      </text:list-item>
                      <text:list-item>
                        <text:p><text:span text:style-name="T4">Cases with attached data are represented by a subtyp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ecommendations</text:span></text:p>
                <text:list>
                  <text:list-item>
                    <text:p><text:span text:style-name="T5">Consider:</text:span><text:span text:style-name="T6"> Exposure to unions by the team before allowing them to be on any public API facing C# consumers.</text:span></text:p>
                  </text:list-item>
                  <text:list-item>
                    <text:p><text:span text:style-name="T5">Consider: </text:span><text:span text:style-name="T6">Add a ToString() to the type with at least to allow C# to print the object:</text:span></text:p>
                    <text:list>
                      <text:list-item>
                        <text:p><text:span text:style-name="T7">Member x.ToString() = sprintf “%A” x</text:span></text:p>
                      </text:list-item>
                      <text:list-item>
                        <text:p><text:span text:style-name="T7">More specialised printing if performance is an issue.</text:span></text:p>
                      </text:list-item>
                    </text:list>
                  </text:list-item>
                  <text:list-item>
                    <text:p><text:span text:style-name="T5">Do: </text:span><text:span text:style-name="T6">Add a member that allows basic matching from C#</text:span></text:p>
                    <text:list>
                      <text:list-header>
                        <text:p><text:span text:style-name="T7">For the union (type ExampleUnion = | Case1 of string | Case2 of int)</text:span></text:p>
                      </text:list-header>
                      <text:list-item>
                        <text:p><text:span text:style-name="T7">Member x.Match(case1Handler: Func&lt;string, T</text:span><text:span text:style-name="T8">&gt;, case2Handler: Func&lt;int, T&gt;)</text:span></text:p>
                      </text:list-item>
                      <text:list-item>
                        <text:p><text:span text:style-name="T9">This allows C# consumers to still access the data of each union case.</text:span></text:p>
                      </text:list-item>
                    </text:list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Records</text:span></text:p>
                <text:list>
                  <text:list-item>
                    <text:p>Records simply compile to a immutable class in C# with the following features:</text:p>
                    <text:list>
                      <text:list-item>
                        <text:p>Read-only properties for all data fields</text:p>
                      </text:list-item>
                      <text:list-item>
                        <text:p>A constructor that requires all properties to be set</text:p>
                      </text:list-item>
                      <text:list-item>
                        <text:p>Optionally (and by default where possible)</text:p>
                        <text:list>
                          <text:list-item>
                            <text:p>Equality automatically defined (equals all fields) and hash code</text:p>
                          </text:list-item>
                          <text:list-item>
                            <text:p>IComparable – useful for use in immutable sets and maps</text:p>
                          </text:list-item>
                        </text:list>
                      </text:list-item>
                    </text:list>
                  </text:list-item>
                  <text:list-item>
                    <text:p>To define the equivalent in C# usually requires a lot of generated code usually by R# that doesn’t always work properly (e.g nested collections).</text:p>
                  </text:list-item>
                </text:list>
              </text:list-item>
              <text:list-item>
                <text:p><text:span text:style-name="T1">Do</text:span>: Consider the use of the CLIMutable attribute on fields if the type will be used by C# frameworks; especially serialisation frameworks (e.g DataContractSerialiser, Protobuf-net).</text:p>
                <text:list>
                  <text:list-item>
                    <text:p>Adds Setter Properties and makes the record mutable on an IL level</text:p>
                  </text:list-item>
                  <text:list-item>
                    <text:p>Still immutable at the F# level (mutability hidden by the compiler)</text:p>
                  </text:list-item>
                  <text:list-item>
                    <text:p>Reflection shows mutable method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F# from C#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hat can’t be supported even with a facade or a workaround</text:span></text:p>
                <text:list>
                  <text:list-item>
                    <text:p>Partially completed functions (don’t expose these in any C# facing API) </text:p>
                    <text:list>
                      <text:list-item>
                        <text:p>Except if in a module or a type member – F# exposes these nicely.</text:p>
                      </text:list-item>
                    </text:list>
                  </text:list-item>
                  <text:list-item>
                    <text:p>The “inline” keyword (allowing both auto-inlining of code for performance and to allow compile-time polymorphism). This feature is not in C# at all and functions using this are not compatible with C#.</text:p>
                  </text:list-item>
                  <text:list-item>
                    <text:p>Any workflow builders (can sometimes provide a LINQ API around these but its limiting at times)</text:p>
                  </text:list-item>
                </text:list>
              </text:list-item>
              <text:list-item>
                <text:p><text:span text:style-name="T1">What’s just ugly</text:span></text:p>
                <text:list>
                  <text:list-item>
                    <text:p>F# Options, Lists, Sets in public API</text:p>
                    <text:list>
                      <text:list-item>
                        <text:p>In C# you can still interact with these types via the module (e.g OptionModule, ListModule, etc.)</text:p>
                      </text:list-item>
                    </text:list>
                  </text:list-item>
                  <text:list-item>
                    <text:p>Curried functions as arguments</text:p>
                    <text:list>
                      <text:list-item>
                        <text:p>Provide a facade with Func&lt;_, _&gt;. Converting from a Func to a F# function is pretty easy. Just use the .Invoke function of the delegate as the F# function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oss-language library packag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me examples</text:p>
                <text:list>
                  <text:list-item>
                    <text:p>F# API facade (written in F#)</text:p>
                    <text:list>
                      <text:list-item>
                        <text:p>Fsharp.Control.Reactive (wrapper around RX.NET)</text:p>
                      </text:list-item>
                      <text:list-item>
                        <text:p>http://fsprojects.github.io/FSharp.Control.Reactive/</text:p>
                      </text:list-item>
                    </text:list>
                  </text:list-item>
                  <text:list-item>
                    <text:p>C# API Facade (written in F#)</text:p>
                    <text:list>
                      <text:list-item>
                        <text:p>FsCheck (.NET property testing)</text:p>
                      </text:list-item>
                      <text:list-item>
                        <text:p>https://fscheck.github.io/FsCheck/</text:p>
                      </text:list-item>
                    </text:list>
                  </text:list-item>
                  <text:list-item>
                    <text:p>Akka.NET F# Wrapper</text:p>
                    <text:list>
                      <text:list-item>
                        <text:p>https://github.com/akkadotnet/akka.net/tree/dev/src/core/Akka.FShar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1T12:18:43.326439324</meta:creation-date>
    <dc:date>2016-07-05T07:32:26.672483077</dc:date>
    <meta:editing-duration>PT3H36M13S</meta:editing-duration>
    <meta:editing-cycles>47</meta:editing-cycles>
    <meta:generator>LibreOffice/5.1.3.2$Linux_X86_64 LibreOffice_project/10m0$Build-2</meta:generator>
    <meta:document-statistic meta:object-count="94"/>
  </office:meta>
</office:document-meta>
</file>